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S6">
      <style:paragraph-properties fo:margin-top="0cm" fo:margin-bottom="0cm" fo:break-before="auto" fo:break-after="auto" style:writing-mode="lr-tb"/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4">
      <style:paragraph-properties fo:margin-top="0cm" fo:margin-bottom="0cm" fo:line-height="100%" fo:text-align="start" style:justify-single-word="false" style:writing-mode="lr-tb"/>
      <style:text-properties fo:font-size="11pt" style:font-size-asian="11pt" style:font-size-complex="11pt"/>
    </style:style>
    <style:style style:name="P4" style:family="paragraph" style:parent-style-name="Standard" style:list-style-name="L14">
      <style:paragraph-properties fo:margin-top="0cm" fo:margin-bottom="0cm" fo:line-height="100%" fo:text-align="start" style:justify-single-word="false" style:writing-mode="lr-tb"/>
      <style:text-properties fo:font-size="11pt" style:font-size-asian="11pt" style:font-size-complex="11pt"/>
    </style:style>
    <style:style style:name="P5" style:family="paragraph" style:parent-style-name="Standard" style:list-style-name="L1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6" style:family="paragraph" style:parent-style-name="Standard" style:list-style-name="L12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Standard" style:list-style-name="L13">
      <style:paragraph-properties fo:margin-top="0cm" fo:margin-bottom="0cm" fo:line-height="100%" fo:text-align="start" style:justify-single-word="false" style:writing-mode="lr-tb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1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2" style:family="paragraph" style:parent-style-name="Standard" style:list-style-name="LS7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font-name="Arial" fo:font-size="11pt" style:font-size-asian="11pt" style:font-size-complex="11pt"/>
    </style:style>
    <style:style style:name="P15" style:family="paragraph" style:parent-style-name="Standard" style:list-style-name="LS7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ize="11pt" style:font-size-asian="11pt" style:font-size-complex="11pt"/>
    </style:style>
    <style:style style:name="P17" style:family="paragraph" style:parent-style-name="Standard" style:list-style-name="LS2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break-before="auto" fo:break-after="auto" style:writing-mode="lr-tb"/>
      <style:text-properties fo:font-size="11pt" style:font-size-asian="11pt" style:font-size-complex="11pt"/>
    </style:style>
    <style:style style:name="T1" style:family="text">
      <style:text-properties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T2" style:family="text">
      <style:text-properties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5" style:family="text">
      <style:text-properties fo:font-variant="normal" fo:text-transform="none" fo:letter-spacing="normal" fo:font-style="normal" fo:font-weight="normal" style:font-name-asian="Arial" style:font-name-complex="Arial"/>
    </style:style>
    <style:style style:name="T6" style:family="text">
      <style:text-properties style:font-name-asian="Arial" style:font-name-complex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9.<text:tab/></text:span><text:bookmark-start text:name="__DdeLink__32986_1524308184"/><text:span text:style-name="T1">Zadania projektowania sieci komputerowej</text:span><text:bookmark-end text:name="__DdeLink__32986_1524308184"/><text:span text:style-name="T1">. </text:span></text:p>
      <text:p text:style-name="P9"/>
      <text:p text:style-name="P16"><text:span text:style-name="T4">Niezawodność, wydajność, bezpieczeństwo i minimalizacja kosztów</text:span><text:span text:style-name="T3"> to główne cele każdego projektującego. </text:span></text:p>
      <text:p text:style-name="P16"><text:span text:style-name="T3">Warunki, które powinien spełniać dobry projekt sieci komputerowej:</text:span></text:p>
      <text:list xml:id="list1160695414" text:style-name="L4">
        <text:list-item>
          <text:p text:style-name="P3"><text:span text:style-name="T3">realizacja oczekiwań klienta,</text:span></text:p>
        </text:list-item>
        <text:list-item>
          <text:p text:style-name="P3"><text:span text:style-name="T3">czytelna dokumentacja,</text:span></text:p>
        </text:list-item>
        <text:list-item>
          <text:p text:style-name="P3"><text:span text:style-name="T3">możliwość rekonfiguracji i rozbudowy sieci,</text:span></text:p>
        </text:list-item>
        <text:list-item>
          <text:p text:style-name="P3"><text:span text:style-name="T3">łatwość rekonfiguracji w przypadku uszkodzeń,</text:span></text:p>
        </text:list-item>
        <text:list-item>
          <text:p text:style-name="P3"><text:span text:style-name="T3">niezależność uszkodzeń w różnych segmentach sieci,</text:span></text:p>
        </text:list-item>
        <text:list-item>
          <text:p text:style-name="P3"><text:span text:style-name="T3">bezpieczeństwo.</text:span></text:p>
        </text:list-item>
      </text:list>
      <text:p text:style-name="P14"><text:span text:style-name="T5">Przystępując do realizacji, powinniśmy przyjąć główne etapy, którymi będziemy się kierować:</text:span></text:p>
      <text:list xml:id="list1973213543" text:style-name="L11">
        <text:list-item>
          <text:p text:style-name="P5"><text:span text:style-name="T6">Potrzeba klienta - zrozumienie jego potrzeb. Określenie co i w jakim zakresie jest możliwe do zrealizowania. Można zasugerować własne pomysły.</text:span></text:p>
        </text:list-item>
        <text:list-item>
          <text:p text:style-name="P5"><text:span text:style-name="T6">Wybór rozwiązania - po ustaleniu założeń dokonujemy wizji lokalnej w miejscu wdrożenia (pomiary, testy, uzgadnianie szczegółów itp), po czym dokonujemy wyboru odpowiedniego rozwiązania. Możliwe jest również wstępne oszacowanie kosztów wdrożenia.</text:span></text:p>
        </text:list-item>
        <text:list-item>
          <text:p text:style-name="P5"><text:span text:style-name="T6">Specyfikacja - obejmuje strukturę sieci, urządzenia, ich konfigurację.</text:span></text:p>
        </text:list-item>
        <text:list-item>
          <text:p text:style-name="P5"><text:span text:style-name="T6">Wykonanie projektu - dostarczenie wykonanego projektu wraz z kosztorysem, ewentualne poprawki.</text:span></text:p>
        </text:list-item>
      </text:list>
      <text:p text:style-name="P20"><text:span text:style-name="T6">Przystępując do opracowywania projektu, konieczne jest posiadanie pewnych danych:</text:span></text:p>
      <text:list xml:id="list1669170950" text:style-name="L12">
        <text:list-item>
          <text:p text:style-name="P6"><text:span text:style-name="T6">dokładne plany budynków,</text:span></text:p>
        </text:list-item>
        <text:list-item>
          <text:p text:style-name="P6"><text:span text:style-name="T6">liczba użytkowników sieci,</text:span></text:p>
        </text:list-item>
        <text:list-item>
          <text:p text:style-name="P6"><text:span text:style-name="T6">rozmieszczenie stanowisk wraz z ilością,</text:span></text:p>
        </text:list-item>
        <text:list-item>
          <text:p text:style-name="P6"><text:span text:style-name="T6">sposób prowadzenia kabli (listwy, sufity podwieszane itp.),</text:span></text:p>
        </text:list-item>
        <text:list-item>
          <text:p text:style-name="P6"><text:span text:style-name="T6">zakres usług jakie będą świadczone w sieci,</text:span></text:p>
        </text:list-item>
        <text:list-item>
          <text:p text:style-name="P6"><text:span text:style-name="T6">grubość ścian i rodzaj materiału użytego do ich budowy (dla sieci bezprzewodowych),</text:span></text:p>
        </text:list-item>
        <text:list-item>
          <text:p text:style-name="P6"><text:span text:style-name="T6">mapa terenu z rozmieszczeniem stacji bazowych oraz odległościami między nimi (dla sieci rozległych),</text:span></text:p>
        </text:list-item>
        <text:list-item>
          <text:p text:style-name="P6"><text:span text:style-name="T6">ilość i rozmieszczenie potencjalnych klientów (dla sieci rozległych).</text:span></text:p>
        </text:list-item>
      </text:list>
      <text:p text:style-name="P19"/>
      <text:list xml:id="list1080757157" text:style-name="LS2">
        <text:list-header>
          <text:p text:style-name="P11"><text:span text:style-name="T2"/></text:p>
        </text:list-header>
      </text:list>
      <text:p text:style-name="P2"><text:span text:style-name="T1">10.<text:tab/></text:span><text:bookmark-start text:name="__DdeLink__32988_1524308184"/><text:span text:style-name="T1">Klasyfikacja ruchu teleinformatycznego</text:span><text:bookmark-end text:name="__DdeLink__32988_1524308184"/><text:span text:style-name="T1">. </text:span></text:p>
      <text:p text:style-name="P9"/>
      <text:p text:style-name="P10"><text:span text:style-name="T3">Ruchem telekomunikacyjnym nazywamy przepływ zgłoszeń, połączeń i wiadomości. W przypadku sieci pakietowych, w zależności od warstwy modelu OSI, na którym poziomie dokonujemy obserwacji ruchu, definicję tę można rozszerzyć na przepływ innych jednostek transmisji danych (pakietów – np. pakietów TCP, datagramów – np. datagramów IP, ramek – np. ramek Ethernet, komórek – np. komórek ATM (Asynchronous Transfer Mode), itd.). Każda aplikacja przesyłająca dane generuje w sieci pewien ruch. W przypadku sieci jednousługowej (np. sieci telefonii analogowej), ruch generowany przez poszczególnych użytkowników ma charakter homogeniczny.</text:span></text:p>
      <text:p text:style-name="P10"><text:span text:style-name="T3">W przypadku sieci wielousługowej (np. Internet) ruch telekomunikacyjny jest ruchem heterogenicznym. W sieci Internet składa się na niego m.in.:</text:span></text:p>
      <text:p text:style-name="P10"><text:span text:style-name="T3">• ruch generowany podczas transmisji danych masowych (np. z wykorzystaniem usługi ftp przesyłania plików) – charakteryzuje się on długim czasem trwania połączenia transportowego), związanym z przesyłaniem długich wiadomości (plików zawierających dane masowe), odstępy pomiędzy połączeniami transportowymi realizowanymi przez tego samego użytkownika są stosunkowo długie;</text:span></text:p>
      <text:p text:style-name="P10"><text:span text:style-name="T3">• ruch generowany podczas przesyłania poczty elektronicznej – charakteryzuje się on stosunkowo krótkimi wiadomościami tekstowymi (procentowy udział długich wiadomości, zawierających załączniki w postaci plików z danymi czy skompresowanych obrazów jest niewielki), przesyłanymi w bardzo dużych odstępach czasu;</text:span></text:p>
      <text:p text:style-name="P10"><text:span text:style-name="T3">• ruch generowany przez usługę zdalnego terminala (np. telnet), charakteryzujący się krótkimi wiadomościami, przesyłanymi w relatywnie krótkich odstępach czasu;</text:span></text:p>
      <text:p text:style-name="P10"><text:span text:style-name="T3">• ruch generowany przez usługę WWW charakteryzuje się krótkimi wiadomościami (tekst, </text:span><text:soft-page-break/><text:span text:style-name="T3">niewielkie obrazy – np. logo firmy, małe elementy graficzne), przesyłanymi w bardzo krótkich odstępach czasu (związanymi z przesyłaniem zawartości strony WWW), po których następują relatywnie długie okresy braku aktywności (związane z przeglądaniem zawartości stron przez użytkownika); podobnie, jak w przypadku poczty elektronicznej, procentowy udział długich wiadomości jest niewielki;</text:span></text:p>
      <text:p text:style-name="P10"><text:span text:style-name="T3">• ruch generowany przez aplikacje realizujące transmisję <text:s/>informacji multimedialnej w czasie rzeczywistym – charakteryzuje się przesyłaniem bardzo krótkich (np. transmisja głosu) lub bardzo długich wiadomości (np. transmisja ramek wideo), lub ich złożenia (np. równoczesna transmisja głosu, obrazu, wiadomości tekstowych); cechą charakterystyczną źródła ruchu multimedialnego jest generowanie wiadomości w stałych odstępach czasu (np. generowanie ramek wideo co 40 ms lub co ok. 33 ms).</text:span></text:p>
      <text:list xml:id="list1279773825" text:continue-numbering="true" text:style-name="LS2">
        <text:list-header>
          <text:p text:style-name="P11"><text:span text:style-name="T2"/></text:p>
          <text:p text:style-name="P17"><text:span text:style-name="T2"/></text:p>
        </text:list-header>
      </text:list>
      <text:p text:style-name="P18"><text:span text:style-name="T1">11.<text:tab/></text:span><text:bookmark-start text:name="__DdeLink__32993_1524308184"/><text:span text:style-name="T1">Zarządzanie zasobami sieci komputerowej</text:span><text:bookmark-end text:name="__DdeLink__32993_1524308184"/><text:span text:style-name="T1">. </text:span></text:p>
      <text:p text:style-name="P9"/>
      <text:p text:style-name="P10"><text:span text:style-name="T3">Sieć komputerowa składa się zarówno za sprzętu jak i oprogramowania. Na sprzęt składa się kabel sieciowy łączący karty sieciowe z urządzeniami sieci, karty sieciowe i urządzenia sieci. Na oprogramowanie składa się system operacyjny, drivery kart sieciowych oraz oprogramowanie pomocnicze do monitorowania sieci i zapewnienia jej bezpieczeństwa.</text:span></text:p>
      <text:p text:style-name="P16"><text:span text:style-name="T3"/></text:p>
      <text:p text:style-name="P16"><text:span text:style-name="T3">Głównym komputerem w sieci jest serwer. Spełnia on takie zadania jak: przechowywanie i odzyskiwanie plików, współdzielenie urządzeń sieciowych np.: drukarek, ploterów i innych, oraz zarządzanie całą siecią.</text:span></text:p>
      <text:p text:style-name="P16"><text:span text:style-name="T3">Serwery ze względu na spełnianą funkcję można podzielić na:</text:span></text:p>
      <text:list xml:id="list467712396" text:style-name="L14">
        <text:list-item>
          <text:p text:style-name="P4"><text:span text:style-name="T3">serwer plików – wypełnia zadania przechowywania i odzyskiwania plików, uwzględniając</text:span></text:p>
          <text:p text:style-name="P4"><text:span text:style-name="T3">bezpieczeństwo i kontrolę praw dostępu do plików i katalogów</text:span></text:p>
        </text:list-item>
        <text:list-item>
          <text:p text:style-name="P4"><text:span text:style-name="T3">serwer poczty elektronicznej – zapewnia usługi wymiany poczty elektronicznej między</text:span></text:p>
          <text:p text:style-name="P4"><text:span text:style-name="T3">użytkownikami sieci oraz jej translację pomiędzy różnymi systemami</text:span></text:p>
        </text:list-item>
        <text:list-item>
          <text:p text:style-name="P4"><text:span text:style-name="T3">serwer komunikacyjny – zapewnia usługi połączeń z systemami minikomputerowymi,</text:span></text:p>
          <text:p text:style-name="P4"><text:span text:style-name="T3">mainframe oraz odległymi sieciami lub systemami poprzez łącza sieci rozległej</text:span></text:p>
        </text:list-item>
        <text:list-item>
          <text:p text:style-name="P4"><text:span text:style-name="T3">serwer bazy danych – dedykowany serwer do przechowywania bazy danych i obsługi</text:span></text:p>
          <text:p text:style-name="P4"><text:span text:style-name="T3">zapytań i odpowiedzi do i od tej bazy</text:span></text:p>
        </text:list-item>
        <text:list-item>
          <text:p text:style-name="P4"><text:span text:style-name="T3">serwer archiwizujący – serwer dedykowany do tworzenia kopii bezpieczeństwa oraz</text:span></text:p>
          <text:p text:style-name="P4"><text:span text:style-name="T3">archiwizowania plików</text:span></text:p>
        </text:list-item>
      </text:list>
      <text:p text:style-name="P9"/>
      <text:p text:style-name="P19">Można wspomnieć też o topologiach sieci jako sposobie zarządzania zasobami.</text:p>
      <text:p text:style-name="P19"/>
      <text:p text:style-name="P8"/>
      <text:p text:style-name="P13"><text:span text:style-name="T1">12.<text:tab/></text:span><text:bookmark-start text:name="__DdeLink__32990_1524308184"/><text:span text:style-name="T1">Metody naprawiania błędów w systemach teleinformatycznych</text:span><text:bookmark-end text:name="__DdeLink__32990_1524308184"/><text:span text:style-name="T1">. </text:span></text:p>
      <text:p text:style-name="P10"><text:span text:style-name="T3"/></text:p>
      <text:p text:style-name="P16"><text:span text:style-name="T3">W modelu OSI najniższe warstwy odpowiadają za bezbłędne przesyłanie danych:</text:span></text:p>
      <text:list xml:id="list2022509079" text:style-name="L13">
        <text:list-item>
          <text:p text:style-name="P7">Warstwa 4 (transportowa) - w przypadku TCP odrzucone segmenty są przesyłane ponownie, w UDP tylko odrzucane.</text:p>
        </text:list-item>
        <text:list-item>
          <text:p text:style-name="P7">Warstwa 3 (sieciowa) - jako jedyna dysponuje wiedzą dotyczącą fizycznej topologii sieci. Rozpoznaje, jakie drogi łączą poszczególne komputery (trasowanie) i decyduje, ile informacji należy przesłać jednym z połączeń, a ile innym. Jeżeli danych do przesłania jest zbyt wiele, to warstwa sieciowa po prostu je ignoruje. Nie musi zapewniać pewności transmisji, więc w razie błędu pomija niepoprawne pakiety danych.</text:p>
        </text:list-item>
        <text:list-item>
          <text:p text:style-name="P7">Warstwa 2 (łącza danych) - ma możliwość zmiany parametrów pracy warstwy fizycznej, tak aby obniżyć liczbę pojawiających się podczas przekazu błędów. Zajmuje się pakowaniem danych w ramki i wysyłaniem do warstwy fizycznej. Rozpoznaje błędy związane z niedotarciem pakietu oraz uszkodzeniem ramek i zajmuje się ich naprawą.</text:p>
          <text:p text:style-name="P7"/>
        </text:list-item>
      </text:list>
      <text:p text:style-name="P9"/>
      <text:p text:style-name="P8"><text:soft-page-break/></text:p>
      <text:p text:style-name="P13"><text:span text:style-name="T1">13.<text:tab/>Koncepcje dostarczania jakości usług w sieciach teleinformatycznych. </text:span></text:p>
      <text:p text:style-name="P9"/>
      <text:list xml:id="list901879730" text:style-name="LS7">
        <text:list-item>
          <text:p text:style-name="P12"><text:span text:style-name="T3">kształtowanie i ograniczanie przepustowości</text:span></text:p>
        </text:list-item>
        <text:list-item>
          <text:p text:style-name="P12"><text:span text:style-name="T3">zapewnienie sprawiedliwego dostępu do zasobów</text:span></text:p>
        </text:list-item>
        <text:list-item>
          <text:p text:style-name="P12"><text:span text:style-name="T3">nadawanie odpowiednich priorytetów poszczególnym pakietom wędrującym przez sieć</text:span></text:p>
        </text:list-item>
        <text:list-item>
          <text:p text:style-name="P12"><text:span text:style-name="T3">zarządzanie opóźnieniami w przesyłaniu danych</text:span></text:p>
        </text:list-item>
        <text:list-item>
          <text:p text:style-name="P12"><text:span text:style-name="T3">zarządzanie buforowaniem nadmiarowych pakietów: DRR, WFQ, WRR</text:span></text:p>
        </text:list-item>
        <text:list-item>
          <text:p text:style-name="P12"><text:span text:style-name="T3">określenie charakterystyki gubienia pakietów</text:span></text:p>
        </text:list-item>
        <text:list-item>
          <text:p text:style-name="P15">unikanie przeciążeń: Connection Admission Control (CAC)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List2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bullet text:level="3" text:style-name="List2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4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4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4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4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4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5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5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5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5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5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bullet text:level="3" text:style-name="List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06-09T11:38:09</meta:creation-date>
    <dc:date>2012-06-09T19:06:05</dc:date>
    <dc:creator>Krzysiek </dc:creator>
    <meta:editing-duration>PT5H47M45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3" meta:paragraph-count="59" meta:word-count="900" meta:character-count="7037" meta:non-whitespace-character-count="6186"/>
  </office:meta>
</office:document-meta>
</file>